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language="en" fo:country="US" officeooo:rsid="000848f5" officeooo:paragraph-rsid="000848f5"/>
    </style:style>
    <style:style style:name="P2" style:family="paragraph" style:parent-style-name="Heading_20_3">
      <style:paragraph-properties fo:margin-left="0cm" fo:margin-right="1cm" fo:text-indent="0cm" style:auto-text-indent="false"/>
      <style:text-properties officeooo:paragraph-rsid="000848f5"/>
    </style:style>
    <style:style style:name="P3" style:family="paragraph" style:parent-style-name="Heading_20_3">
      <style:paragraph-properties fo:margin-left="0cm" fo:margin-right="1cm" fo:text-indent="0cm" style:auto-text-indent="false"/>
    </style:style>
    <style:style style:name="P4" style:family="paragraph" style:parent-style-name="Heading_20_3">
      <style:paragraph-properties fo:margin-left="0cm" fo:margin-right="1cm" fo:text-indent="0cm" style:auto-text-indent="false"/>
      <style:text-properties fo:font-size="14pt" style:font-size-asian="14pt" style:font-size-complex="14pt"/>
    </style:style>
    <style:style style:name="P5" style:family="paragraph" style:parent-style-name="Quotations">
      <style:paragraph-properties fo:margin-left="0cm" fo:margin-right="1cm" fo:text-align="start" style:justify-single-word="false" fo:text-indent="0cm" style:auto-text-indent="false"/>
      <style:text-properties officeooo:paragraph-rsid="000848f5"/>
    </style:style>
    <style:style style:name="P6" style:family="paragraph" style:parent-style-name="Quotations" style:list-style-name="L1">
      <style:paragraph-properties fo:margin-left="0cm" fo:margin-right="1cm" fo:text-indent="0cm" style:auto-text-indent="false"/>
      <style:text-properties officeooo:paragraph-rsid="000848f5"/>
    </style:style>
    <style:style style:name="P7" style:family="paragraph" style:parent-style-name="Quotations">
      <style:paragraph-properties fo:margin-left="0cm" fo:margin-right="1cm" fo:text-indent="0cm" style:auto-text-indent="false"/>
    </style:style>
    <style:style style:name="P8" style:family="paragraph" style:parent-style-name="Quotations">
      <style:paragraph-properties fo:margin-left="0cm" fo:margin-right="1cm" fo:text-indent="0cm" style:auto-text-indent="false"/>
      <style:text-properties officeooo:paragraph-rsid="000848f5"/>
    </style:style>
    <style:style style:name="P9" style:family="paragraph" style:parent-style-name="Quotations">
      <style:text-properties fo:font-size="14pt" style:font-size-asian="14pt" style:font-size-complex="14pt"/>
    </style:style>
    <style:style style:name="P10" style:family="paragraph" style:parent-style-name="Quotations" style:list-style-name="L1">
      <style:text-properties fo:font-size="14pt" style:font-size-asian="14pt" style:font-size-complex="14pt"/>
    </style:style>
    <style:style style:name="P11" style:family="paragraph" style:parent-style-name="Quotations" style:list-style-name="L1">
      <style:text-properties fo:font-size="14pt" officeooo:paragraph-rsid="000848f5" style:font-size-asian="14pt" style:font-size-complex="14pt"/>
    </style:style>
    <style:style style:name="P12" style:family="paragraph" style:parent-style-name="Quotations">
      <style:paragraph-properties fo:margin-left="0cm" fo:margin-right="1cm" fo:text-indent="0cm" style:auto-text-indent="false"/>
      <style:text-properties fo:font-size="14pt" officeooo:paragraph-rsid="000848f5" style:font-size-asian="14pt" style:font-size-complex="14pt"/>
    </style:style>
    <style:style style:name="P13" style:family="paragraph" style:parent-style-name="Quotations">
      <style:paragraph-properties fo:margin-left="0cm" fo:margin-right="1cm" fo:text-align="start" style:justify-single-word="false" fo:text-indent="0cm" style:auto-text-indent="false"/>
      <style:text-properties fo:font-size="14pt" officeooo:paragraph-rsid="000848f5" style:font-size-asian="14pt" style:font-size-complex="14pt"/>
    </style:style>
    <style:style style:name="P14" style:family="paragraph" style:parent-style-name="Quotations">
      <style:paragraph-properties fo:margin-left="0cm" fo:margin-right="1cm" fo:text-indent="0cm" style:auto-text-indent="false"/>
      <style:text-properties fo:font-size="14pt" style:font-size-asian="14pt" style:font-size-complex="14pt"/>
    </style:style>
    <style:style style:name="P15" style:family="paragraph" style:parent-style-name="Quotations">
      <style:paragraph-properties fo:margin-left="0cm" fo:margin-right="1cm" fo:text-indent="0cm" style:auto-text-indent="false"/>
      <style:text-properties fo:font-size="14pt" officeooo:paragraph-rsid="00093890" style:font-size-asian="14pt" style:font-size-complex="14pt"/>
    </style:style>
    <style:style style:name="P16" style:family="paragraph" style:parent-style-name="Quotations" style:list-style-name="L2">
      <style:text-properties fo:font-size="14pt" style:font-size-asian="14pt" style:font-size-complex="14pt"/>
    </style:style>
    <style:style style:name="P17" style:family="paragraph" style:parent-style-name="Quotations">
      <style:paragraph-properties fo:margin-left="0cm" fo:margin-right="1cm" fo:text-indent="0cm" style:auto-text-indent="false"/>
      <style:text-properties officeooo:paragraph-rsid="00093890"/>
    </style:style>
    <style:style style:name="P18" style:family="paragraph" style:parent-style-name="Quotations">
      <style:paragraph-properties fo:margin-left="0cm" fo:margin-right="1cm" fo:text-indent="0cm" style:auto-text-indent="false"/>
      <style:text-properties fo:language="en" fo:country="US" officeooo:rsid="0009f762" officeooo:paragraph-rsid="0009f762"/>
    </style:style>
    <style:style style:name="P19" style:family="paragraph" style:parent-style-name="Quotations">
      <style:paragraph-properties fo:margin-left="0cm" fo:margin-right="1cm" fo:text-indent="0cm" style:auto-text-indent="false"/>
      <style:text-properties officeooo:paragraph-rsid="0009f762"/>
    </style:style>
    <style:style style:name="P20" style:family="paragraph" style:parent-style-name="Standard">
      <style:text-properties officeooo:paragraph-rsid="000848f5"/>
    </style:style>
    <style:style style:name="P21" style:family="paragraph" style:parent-style-name="Standard">
      <style:text-properties fo:font-size="14pt" style:font-size-asian="14pt" style:font-size-complex="14pt"/>
    </style:style>
    <style:style style:name="P22" style:family="paragraph" style:parent-style-name="Standard">
      <style:text-properties fo:font-size="14pt" officeooo:paragraph-rsid="000848f5" style:font-size-asian="14pt" style:font-size-complex="14pt"/>
    </style:style>
    <style:style style:name="P2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language="en" fo:country="US" officeooo:rsid="000848f5" officeooo:paragraph-rsid="000848f5" style:font-size-asian="14pt" style:font-size-complex="14pt"/>
    </style:style>
    <style:style style:name="P25" style:family="paragraph" style:parent-style-name="Text_20_body">
      <style:paragraph-properties fo:margin-left="0cm" fo:margin-right="1cm" fo:text-indent="0cm" style:auto-text-indent="false"/>
      <style:text-properties officeooo:paragraph-rsid="000848f5"/>
    </style:style>
    <style:style style:name="P26" style:family="paragraph" style:parent-style-name="Text_20_body">
      <style:paragraph-properties fo:margin-left="0cm" fo:margin-right="1cm" fo:text-align="start" style:justify-single-word="false" fo:text-indent="0cm" style:auto-text-indent="false"/>
      <style:text-properties officeooo:paragraph-rsid="000848f5"/>
    </style:style>
    <style:style style:name="P27" style:family="paragraph" style:parent-style-name="Text_20_body">
      <style:paragraph-properties fo:margin-left="0cm" fo:margin-right="1cm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48f5"/>
    </style:style>
    <style:style style:name="T3" style:family="text">
      <style:text-properties fo:language="en" fo:country="US" officeooo:rsid="00093890"/>
    </style:style>
    <style:style style:name="T4" style:family="text">
      <style:text-properties officeooo:rsid="000848f5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848f5" style:font-size-asian="14pt" style:font-size-complex="14pt"/>
    </style:style>
    <style:style style:name="T7" style:family="text">
      <style:text-properties fo:font-size="14pt" officeooo:rsid="00093890" style:font-size-asian="14pt" style:font-size-complex="14pt"/>
    </style:style>
    <style:style style:name="T8" style:family="text">
      <style:text-properties fo:font-size="14pt" officeooo:rsid="0009f762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093890" style:font-size-asian="14pt" style:font-size-complex="14pt"/>
    </style:style>
    <style:style style:name="T11" style:family="text">
      <style:text-properties fo:font-size="14pt" fo:language="en" fo:country="US" officeooo:rsid="000848f5" style:font-size-asian="14pt" style:font-size-complex="14pt"/>
    </style:style>
    <style:style style:name="T12" style:family="text">
      <style:text-properties fo:font-size="14pt" fo:language="en" fo:country="US" officeooo:rsid="0009f762" style:font-size-asian="14pt" style:font-size-complex="14pt"/>
    </style:style>
    <style:style style:name="T13" style:family="text">
      <style:text-properties officeooo:rsid="0009389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2"/></text:p>
      <text:p text:style-name="P23"><text:span text:style-name="T2">1. </text:span>What Is Programming?</text:p>
      <text:p text:style-name="P21"/>
      <text:p text:style-name="P20"><text:span text:style-name="T5">What if I told you that every single thing your computer does — from showing this video to flying a rocket — happens because someone </text:span><text:span text:style-name="Emphasis"><text:span text:style-name="T5">taught it how</text:span></text:span><text:span text:style-name="T5">?</text:span></text:p>
      <text:p text:style-name="P22"><text:line-break/>But here’s the twist: computers don’t understand words like we do. They understand only one thing — electricity. On and off. 1 and 0.</text:p>
      <text:p text:style-name="P22"><text:line-break/>So how do we talk to a machine like that?</text:p>
      <text:p text:style-name="P20"><text:span text:style-name="T5"><text:line-break/>That’s where </text:span><text:span text:style-name="Strong_20_Emphasis"><text:span text:style-name="T5">programming</text:span></text:span><text:span text:style-name="T5"> comes in — it’s the magical bridge between human creativity and machine logic. </text:span></text:p>
      <text:h text:style-name="P1" text:outline-level="3"><text:span text:style-name="Strong_20_Emphasis"><text:span text:style-name="T5">1.1. The Meaning of “Programming”</text:span></text:span></text:h>
      <text:p text:style-name="P5"><text:span text:style-name="T5">The word </text:span><text:span text:style-name="Emphasis"><text:span text:style-name="T5">programming</text:span></text:span><text:span text:style-name="T5"> comes from “program,” which originally meant a </text:span><text:span text:style-name="Strong_20_Emphasis"><text:span text:style-name="T5">plan, schedule, or list of steps</text:span></text:span><text:span text:style-name="T5">.<text:line-break/>Like a concert program that lists which songs will play, a </text:span><text:span text:style-name="Emphasis"><text:span text:style-name="T5">computer program</text:span></text:span><text:span text:style-name="T5"> is a </text:span><text:span text:style-name="Strong_20_Emphasis"><text:span text:style-name="T5">list of instructions</text:span></text:span><text:span text:style-name="T5"> that a computer follows — step by step, perfectly, every single time.</text:span></text:p>
      <text:p text:style-name="P26"><text:span text:style-name="Strong_20_Emphasis"><text:span text:style-name="T5">Think of it like this:</text:span></text:span></text:p>
      <text:p text:style-name="P9">If you were baking a cake, your recipe would say:</text:p>
      <text:list xml:id="list955223642" text:style-name="L1">
        <text:list-item>
          <text:p text:style-name="P10">Mix the flour and sugar.</text:p>
        </text:list-item>
        <text:list-item>
          <text:p text:style-name="P10">Add the eggs.</text:p>
        </text:list-item>
        <text:list-item>
          <text:p text:style-name="P11">Bake for 30 minutes.</text:p>
          <text:p text:style-name="P6"><text:span text:style-name="T5">That’s a </text:span><text:span text:style-name="Strong_20_Emphasis"><text:span text:style-name="T5">program</text:span></text:span><text:span text:style-name="T5"> — a sequence of instructions with a goal.<text:line-break/>The only difference is, instead of a cake, you’re making a game, an app, or an AI.</text:span></text:p>
        </text:list-item>
      </text:list>
      <text:h text:style-name="P2" text:outline-level="3"><text:span text:style-name="Strong_20_Emphasis"><text:span text:style-name="T11">1.2 </text:span></text:span><text:span text:style-name="Strong_20_Emphasis"><text:span text:style-name="T5">Why Programming Was Created</text:span></text:span></text:h>
      <text:p text:style-name="P25"><text:span text:style-name="Strong_20_Emphasis"><text:span text:style-name="T5"/></text:span></text:p>
      <text:p text:style-name="P8"><text:span text:style-name="T5">In the early days, computers were massive — the size of rooms — and could only do one job at a time.<text:line-break/>If you wanted to make it do something else, you had to </text:span><text:span text:style-name="Strong_20_Emphasis"><text:span text:style-name="T5">physically rewire it</text:span></text:span><text:span text:style-name="T5">.<text:line-break/>Imagine having to open your computer just to change what app you’re running!</text:span></text:p>
      <text:p text:style-name="P7"><text:span text:style-name="T5">People soon realized: there must be a better way.<text:line-break/>What if, instead of changing wires, we could just </text:span><text:span text:style-name="Emphasis"><text:span text:style-name="T5">tell</text:span></text:span><text:span text:style-name="T5"> the machine what to do?<text:line-break/></text:span><text:soft-page-break/><text:span text:style-name="T5">That’s why programming was born — to give humans control over what machines do, without touching the hardware.</text:span></text:p>
      <text:p text:style-name="Text_20_body"><text:span text:style-name="T5"><text:s/></text:span><text:span text:style-name="Strong_20_Emphasis"><text:span text:style-name="T5">Programming turned computers from “calculators” into “creators.”</text:span></text:span></text:p>
      <text:p text:style-name="P7"><text:span text:style-name="T5">Instead of one purpose, they could have </text:span><text:span text:style-name="Emphasis"><text:span text:style-name="T5">infinite</text:span></text:span><text:span text:style-name="T5"> ones — depending only on the imagination of the person writing the code.</text:span></text:p>
      <text:h text:style-name="P3" text:outline-level="3"><text:span text:style-name="Strong_20_Emphasis"><text:span text:style-name="T10">1.</text:span></text:span><text:span text:style-name="Strong_20_Emphasis"><text:span text:style-name="T10">3 </text:span></text:span><text:span text:style-name="Strong_20_Emphasis"><text:span text:style-name="T5">A Quick Time Travel Through Programming History</text:span></text:span></text:h>
      <text:p text:style-name="P17"><text:span text:style-name="T5">The story of programming is older than most people think.<text:line-break/>It started in the </text:span><text:span text:style-name="Strong_20_Emphasis"><text:span text:style-name="T5">1800s</text:span></text:span><text:span text:style-name="T5">, when </text:span><text:span text:style-name="Strong_20_Emphasis"><text:span text:style-name="T5">Ada Lovelace</text:span></text:span><text:span text:style-name="T5">, often called the world’s first programmer, wrote instructions for a machine that didn’t even exist yet — Charles Babbage’s “Analytical Engine.”</text:span></text:p>
      <text:p text:style-name="P15"><text:line-break/>She imagined a future where machines could compose music or draw art.<text:line-break/>That idea sounded crazy back then… but look at us now — AI can do exactly that.</text:p>
      <text:p text:style-name="P17"><text:span text:style-name="T5">Then came the </text:span><text:span text:style-name="Strong_20_Emphasis"><text:span text:style-name="T5">1940s</text:span></text:span><text:span text:style-name="T5"> — when programming went from idea to reality.<text:line-break/>Back then, “writing code” meant punching holes in paper cards to represent instructions.</text:span></text:p>
      <text:p text:style-name="P15"><text:line-break/>Each card told the computer one thing to do. Drop them in the wrong order? The program crashed — literally, with a loud bang.</text:p>
      <text:p text:style-name="P7"><text:span text:style-name="T5">The term “programming” became popular during this era — describing the process of </text:span><text:span text:style-name="Emphasis"><text:span text:style-name="T5">planning</text:span></text:span><text:span text:style-name="T5"> and </text:span><text:span text:style-name="Emphasis"><text:span text:style-name="T5">writing</text:span></text:span><text:span text:style-name="T5"> instructions that a computer could follow.</text:span></text:p>
      <text:h text:style-name="P3" text:outline-level="3"><text:span text:style-name="Strong_20_Emphasis"><text:span text:style-name="T10">1.4 </text:span></text:span><text:span text:style-name="Strong_20_Emphasis"><text:span text:style-name="T5">So What Exactly Is Programming Today?</text:span></text:span></text:h>
      <text:p text:style-name="P27"><text:span text:style-name="Strong_20_Emphasis"><text:span text:style-name="T5"/></text:span></text:p>
      <text:p text:style-name="P7"><text:span text:style-name="T5">At its core, programming is </text:span><text:span text:style-name="Strong_20_Emphasis"><text:span text:style-name="T5">teaching a computer how to solve problems</text:span></text:span><text:span text:style-name="T5">.<text:line-break/>It’s like explaining something to a very literal-minded friend.<text:line-break/>You can’t just say “make me a game.” You have to say:</text:span></text:p>
      <text:list xml:id="list252562314" text:style-name="L2">
        <text:list-item>
          <text:p text:style-name="P16">Create a player character.</text:p>
        </text:list-item>
        <text:list-item>
          <text:p text:style-name="P16">Move it when I press a key.</text:p>
        </text:list-item>
        <text:list-item>
          <text:p text:style-name="P16">Keep score.</text:p>
        </text:list-item>
        <text:list-item>
          <text:p text:style-name="P16">Play a sound when I win.</text:p>
        </text:list-item>
      </text:list>
      <text:p text:style-name="P7"><text:soft-page-break/><text:span text:style-name="T5">Computers follow every detail perfectly — but only if you tell them </text:span><text:span text:style-name="Emphasis"><text:span text:style-name="T5">exactly</text:span></text:span><text:span text:style-name="T5"> what to do.</text:span></text:p>
      <text:p text:style-name="P14">Programming = problem solving + logic + creativity.<text:line-break/>It’s writing instructions that a computer can understand — and turning imagination into reality.</text:p>
      <text:h text:style-name="P4" text:outline-level="3"><text:span text:style-name="Strong_20_Emphasis"><text:span text:style-name="Strong_20_Emphasis"><text:span text:style-name="T3">1.5 </text:span></text:span></text:span><text:span text:style-name="Strong_20_Emphasis">Why Programming Matters</text:span></text:h>
      <text:p text:style-name="P7"><text:span text:style-name="T5">Programming is behind </text:span><text:span text:style-name="Emphasis"><text:span text:style-name="T5">everything</text:span></text:span><text:span text:style-name="T5"> — your phone, your social media apps, your car, your favorite game, even your smart fridge.<text:line-break/>Every single piece of modern technology started as a few lines of code.</text:span></text:p>
      <text:p text:style-name="P19"><text:span text:style-name="T5">When you learn to program, you’re not just learning how to talk to computers —<text:line-break/>you’re learning how to </text:span><text:span text:style-name="Strong_20_Emphasis"><text:span text:style-name="T5">think logically</text:span></text:span><text:span text:style-name="T5">, </text:span><text:span text:style-name="Strong_20_Emphasis"><text:span text:style-name="T5">solve problems</text:span></text:span><text:span text:style-name="T5">, and </text:span><text:span text:style-name="Strong_20_Emphasis"><text:span text:style-name="T5">create things</text:span></text:span><text:span text:style-name="T5"> from nothing but idea</text:span></text:p>
      <text:p text:style-name="P19"><text:span text:style-name="Strong_20_Emphasis"><text:span text:style-name="T12">1.</text:span></text:span><text:span text:style-name="Strong_20_Emphasis"><text:span text:style-name="T12">6 </text:span></text:span><text:span text:style-name="Strong_20_Emphasis"><text:span text:style-name="T5">Closing for This Section</text:span></text:span></text:p>
      <text:p text:style-name="P7"><text:span text:style-name="T5">So, programming isn’t just typing weird symbols on a screen.<text:line-break/>It’s communication — between humans and machines.<text:line-break/>It’s creativity — expressed in logic instead of paint.<text:line-break/>And it’s power — the power to create anything you can imagine</text:span></text:p>
      <text:p text:style-name="P19"><text:span text:style-name="T5"/></text:p>
      <text:p text:style-name="P18"><text:span text:style-name="T5"/></text:p>
      <text:p text:style-name="P14"/>
      <text:p text:style-name="P14"/>
      <text:p text:style-name="P14"/>
      <text:p text:style-name="P12"/>
      <text:p text:style-name="P12"/>
      <text:p text:style-name="P13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30T07:51:33.889000000</meta:creation-date>
    <dc:date>2025-10-30T08:14:32.906000000</dc:date>
    <meta:editing-duration>PT2M20S</meta:editing-duration>
    <meta:editing-cycles>1</meta:editing-cycles>
    <meta:document-statistic meta:table-count="0" meta:image-count="0" meta:object-count="0" meta:page-count="3" meta:paragraph-count="37" meta:word-count="652" meta:character-count="3821" meta:non-whitespace-character-count="3184"/>
    <meta:generator>LibreOffice/7.3.4.2$Windows_X86_64 LibreOffice_project/728fec16bd5f605073805c3c9e7c4212a0120dc5</meta:generator>
  </office:meta>
</office:document-meta>
</file>